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Times New Roman" svg:font-family="'Times New Roman'"/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T1" style:family="text">
      <style:text-properties style:font-name="Times New Roman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5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6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58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89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1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53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4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16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478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ção do sistema AppMan de<text:line-break/>gerenciamento de aplicações para ambiente<text:line-break/>de grade com diferentes Sistemas de<text:line-break/>Gerenciamento de Recursos</text:p>
      <text:p text:style-name="P1"/>
      <text:p text:style-name="P1"/>
      <text:p text:style-name="P1"/>
      <text:p text:style-name="P2"><text:line-break/><text:line-break/>Introdução<text:line-break/><text:tab/>Atualmente o uso de redes de computadores tem aumentado exponencialmente. Muitas dessas redes são distribuídas de forma geograficamente separadas precisando de uma complexa infra-estrutura de software e hardware para gerenciá-las e conectá-las. Dentre as diversas soluções existe a grade computacional (grid computing).</text:p>
      <text:p text:style-name="P2"><text:tab/>Segundo Dantas [apud 1], pode-se dizer, também, que representa uma forma estendida dos serviços Web permitindo que recursos computacionais possam ser compartilhados. </text:p>
      <text:p text:style-name="P2"><text:tab/>Define-se grades como uma plataforma computacional heterogênea distribuída geograficamente fornecendo serviços e recursos às organizações participantes da plataforma[apud 1].</text:p>
      <text:p text:style-name="P2"><text:tab/>[apud 1] O Global Grid Forum (GGF) uma comunidade fórum com milhares de indivíduos, representando mais de 400 organizações em mais de 50 países criou e documentou especificações técnicas, experiências de usuários. O GGF definiu grades computacionais como um ambiente persistente o qual abilita aplicações para integrar instrumentos, disponibilizar informações em locações difusas. Desde lá não é a única e precisa definição para o conceito de grades. [Foster 3] Define um sistema em grade propondo um checklist de três pontos:</text:p>
      <text:p text:style-name="P2"/>
      <text:list text:style-name="L1">
        <text:list-item>
          <text:p text:style-name="P3">coordena recursos os quais não são direcionados para um controle central...</text:p>
        </text:list-item>
        <text:list-item>
          <text:p text:style-name="P3">usa protocolos e interfaces padronizados, abertos para propósitos gerais</text:p>
        </text:list-item>
        <text:list-item>
          <text:p text:style-name="P3">oferece QoS (qualidade de serviço) não triviais tais como: autenticação, escalonamento de tarefas, disponibilidade. </text:p>
          <text:p text:style-name="P3"/>
        </text:list-item>
      </text:list>
      <text:p text:style-name="P2"><text:tab/>Uma definição formal do que um sistema em grade pode prover foi definido em [ver Németh e Sunderam, kayser p.24]. Focando na sua semântica mostrando que grades não são apenas uma modificação de um sistema distribuído convencional. Podem apresentar recursos heterogênios como sensores e detectores e não apenas nós computacionais. Abaixo uma lista de aspectos que evidenciam uma grade computacional [4]:</text:p>
      <text:p text:style-name="P2"/>
      <text:list text:style-name="L2">
        <text:list-item>
          <text:p text:style-name="P7">heterogeneidade</text:p>
        </text:list-item>
        <text:list-item>
          <text:p text:style-name="P7">alta dispersão geográfica</text:p>
        </text:list-item>
        <text:list-item>
          <text:p text:style-name="P7">compartilhamento ( não pode ser dedicado a uma única aplicação</text:p>
        </text:list-item>
        <text:list-item>
          <text:p text:style-name="P7">múltiplos domínios administrativos ( recursos de várias instituições )</text:p>
        </text:list-item>
        <text:list-item>
          <text:p text:style-name="P7">controle distribuído</text:p>
          <text:p text:style-name="P7"/>
        </text:list-item>
      </text:list>
      <text:p text:style-name="P2"><text:tab/>A ausência de uma das característica acima não descaracteriza o ambiente como uma grade, porém, possuindo a maioria delas, certamente será uma grade computacional. [4] A grade deve estar preparada para lidar com todo o dinamismo e variabilidade, procurando obter a melhor performance possível adaptando-se ao cenário no momento. </text:p>
      <text:p text:style-name="P2"><text:tab/>Devido à grande escala, ampla distribuição e existência de múltiplos domínios administrativos, a construção de um escalonador de recursos para grades é impossível, até porque, convencer os administradores dos recursos que compõem a grade abrirem mão do controle dos seus recuros não é nada fácil. Escalonadores têm como características receber solicitações de vários usuários, arbitrando, portanto, entre os usuários, o uso dos recursos <text:s/>controlados.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Times New Roman" svg:font-family="'Times New Roman'"/>
    <style:font-face style:name="arial" svg:font-family="arial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Tonismar</meta:initial-creator>
    <meta:creation-date>2007-10-19T22:22:31</meta:creation-date>
    <dc:creator>Tonismar</dc:creator>
    <dc:date>2007-10-21T23:37:50</dc:date>
    <dc:language>pt-BR</dc:language>
    <meta:editing-cycles>34</meta:editing-cycles>
    <meta:editing-duration>PT8H49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7" meta:word-count="421" meta:character-count="2977"/>
  </office:meta>
</office:document-meta>
</file>